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76dcd" officeooo:paragraph-rsid="00276dcd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28c460" officeooo:paragraph-rsid="0028c46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2adf54" officeooo:paragraph-rsid="002adf54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2be764" officeooo:paragraph-rsid="002be764" style:language-asian="zxx" style:country-asian="none" style:language-complex="zxx" style:country-complex="none"/>
    </style:style>
    <style:style style:name="P27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8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9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30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P31" style:family="paragraph" style:parent-style-name="Standard">
      <style:text-properties fo:font-size="15pt" fo:language="zxx" fo:country="none" officeooo:rsid="00276dcd" officeooo:paragraph-rsid="00276dcd" style:font-size-asian="15pt" style:language-asian="zxx" style:country-asian="none" style:font-size-complex="15pt" style:language-complex="zxx" style:country-complex="none"/>
    </style:style>
    <style:style style:name="P32" style:family="paragraph" style:parent-style-name="Standard">
      <style:text-properties fo:font-size="15pt" fo:language="zxx" fo:country="none" officeooo:rsid="0028c460" officeooo:paragraph-rsid="0028c460" style:font-size-asian="15pt" style:language-asian="zxx" style:country-asian="none" style:font-size-complex="15pt" style:language-complex="zxx" style:country-complex="none"/>
    </style:style>
    <style:style style:name="P33" style:family="paragraph" style:parent-style-name="Standard">
      <style:text-properties fo:font-size="15pt" fo:language="zxx" fo:country="none" officeooo:rsid="002adf54" officeooo:paragraph-rsid="002adf54" style:font-size-asian="15pt" style:language-asian="zxx" style:country-asian="none" style:font-size-complex="15pt" style:language-complex="zxx" style:country-complex="none"/>
    </style:style>
    <style:style style:name="P34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35" style:family="paragraph" style:parent-style-name="Standard">
      <style:text-properties style:font-name="Source Code Pro" fo:language="zxx" fo:country="none" officeooo:rsid="002be764" officeooo:paragraph-rsid="002be764" style:language-asian="zxx" style:country-asian="none" style:language-complex="zxx" style:country-complex="none"/>
    </style:style>
    <style:style style:name="P36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37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39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40" style:family="paragraph" style:parent-style-name="Standard">
      <style:text-properties fo:language="ru" fo:country="RU" officeooo:rsid="00251958" officeooo:paragraph-rsid="0021947f" style:language-asian="zxx" style:country-asian="none" style:language-complex="zxx" style:country-complex="none"/>
    </style:style>
    <style:style style:name="P41" style:family="paragraph" style:parent-style-name="Standard">
      <style:text-properties fo:language="ru" fo:country="RU" officeooo:rsid="00276dcd" officeooo:paragraph-rsid="00276dcd" style:language-asian="zxx" style:country-asian="none" style:language-complex="zxx" style:country-complex="none"/>
    </style:style>
    <style:style style:name="P42" style:family="paragraph" style:parent-style-name="Standard">
      <style:text-properties officeooo:paragraph-rsid="0028c46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da86"/>
    </style:style>
    <style:style style:name="T6" style:family="text">
      <style:text-properties fo:language="ru" fo:country="RU" officeooo:rsid="001c8585"/>
    </style:style>
    <style:style style:name="T7" style:family="text">
      <style:text-properties fo:language="ru" fo:country="RU" officeooo:rsid="001f47e5"/>
    </style:style>
    <style:style style:name="T8" style:family="text">
      <style:text-properties fo:language="ru" fo:country="RU" officeooo:rsid="00234cdd"/>
    </style:style>
    <style:style style:name="T9" style:family="text">
      <style:text-properties fo:language="ru" fo:country="RU" officeooo:rsid="00251958"/>
    </style:style>
    <style:style style:name="T10" style:family="text">
      <style:text-properties fo:language="ru" fo:country="RU" officeooo:rsid="002f222f"/>
    </style:style>
    <style:style style:name="T11" style:family="text">
      <style:text-properties fo:language="ru" fo:country="RU" officeooo:rsid="00314314"/>
    </style:style>
    <style:style style:name="T12" style:family="text">
      <style:text-properties fo:language="ru" fo:country="RU" officeooo:rsid="00101e7f"/>
    </style:style>
    <style:style style:name="T13" style:family="text">
      <style:text-properties officeooo:rsid="000f2bda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officeooo:rsid="000ff5a8"/>
    </style:style>
    <style:style style:name="T16" style:family="text">
      <style:text-properties officeooo:rsid="000e80ff"/>
    </style:style>
    <style:style style:name="T17" style:family="text">
      <style:text-properties officeooo:rsid="000f2ecc"/>
    </style:style>
    <style:style style:name="T18" style:family="text">
      <style:text-properties officeooo:rsid="00110295"/>
    </style:style>
    <style:style style:name="T19" style:family="text">
      <style:text-properties officeooo:rsid="0016d64d"/>
    </style:style>
    <style:style style:name="T20" style:family="text">
      <style:text-properties officeooo:rsid="000f99a4"/>
    </style:style>
    <style:style style:name="T21" style:family="text">
      <style:text-properties officeooo:rsid="00101e7f"/>
    </style:style>
    <style:style style:name="T22" style:family="text">
      <style:text-properties officeooo:rsid="0011c8f7"/>
    </style:style>
    <style:style style:name="T23" style:family="text">
      <style:text-properties officeooo:rsid="00215453"/>
    </style:style>
    <style:style style:name="T24" style:family="text">
      <style:text-properties officeooo:rsid="00227165"/>
    </style:style>
    <style:style style:name="T25" style:family="text">
      <style:text-properties officeooo:rsid="001ef826"/>
    </style:style>
    <style:style style:name="T26" style:family="text">
      <style:text-properties officeooo:rsid="0017db68"/>
    </style:style>
    <style:style style:name="T27" style:family="text">
      <style:text-properties officeooo:rsid="001d81cb"/>
    </style:style>
    <style:style style:name="T28" style:family="text">
      <style:text-properties officeooo:rsid="001ffbd7"/>
    </style:style>
    <style:style style:name="T29" style:family="text">
      <style:text-properties officeooo:rsid="001f47e5"/>
    </style:style>
    <style:style style:name="T30" style:family="text">
      <style:text-properties fo:language="zxx" fo:country="none"/>
    </style:style>
    <style:style style:name="T31" style:family="text">
      <style:text-properties fo:language="zxx" fo:country="none" officeooo:rsid="0028c460" style:language-asian="zxx" style:country-asian="none" style:language-complex="zxx" style:country-complex="none"/>
    </style:style>
    <style:style style:name="T32" style:family="text">
      <style:text-properties officeooo:rsid="00251958"/>
    </style:style>
    <style:style style:name="T3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4" style:family="text">
      <style:text-properties style:font-name="Liberation Serif" fo:language="zxx" fo:country="none" officeooo:rsid="0028c460" style:language-asian="zxx" style:country-asian="none" style:language-complex="zxx" style:country-complex="none"/>
    </style:style>
    <style:style style:name="T35" style:family="text">
      <style:text-properties style:font-name="Liberation Serif" fo:language="zxx" fo:country="none" officeooo:rsid="002adf54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7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8">4</text:span>:</text:p>
      <text:p text:style-name="P5"/>
      <text:p text:style-name="P34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6">com / .out</text:span> в некоторых других системах).</text:p>
      <text:p text:style-name="P5"/>
      <text:p text:style-name="P6"><text:span text:style-name="T14">Лексемы в nom разделяются на 3 группы:</text:span> </text:p>
      <text:p text:style-name="P6"/>
      <text:p text:style-name="P6"><text:span text:style-name="T14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4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3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4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8">Синтаксис языка nom.</text:p>
      <text:p text:style-name="P28"/>
      <text:p text:style-name="P39">Основное правило синтаксиса языка <text:span text:style-name="T30">nom</text:span><text:span text:style-name="T1"> – </text:span>все лексемы разделяются пробелами.</text:p>
      <text:p text:style-name="P7"/>
      <text:p text:style-name="P36">Синтаксис директив и ключевых слов в языке nom:</text:p>
      <text:p text:style-name="P8">Ключевые слова:</text:p>
      <text:p text:style-name="P8">nil<text:tab/>crg<text:tab/>crc<text:tab/>prg<text:tab/>prc<text:tab/>put<text:tab/>add <text:tab/>subt<text:tab/><text:span text:style-name="T19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5">В</text:span><text:span text:style-name="T20">ыбор регистра.</text:span></text:p>
      <text:p text:style-name="P10">crc – имеет действие аналогичное команде CRC. <text:span text:style-name="T20">Выбор ячейки.</text:span></text:p>
      <text:p text:style-name="P10">prg – имеет действие аналогичное команде PRG. <text:span text:style-name="T20">Положить данные в нулевую ячейку выбранного регистра.</text:span></text:p>
      <text:p text:style-name="P10">prc – имеет действие аналогичное команде PRC.<text:span text:style-name="T20"> </text:span><text:span text:style-name="T5">П</text:span><text:span text:style-name="T20">оложить данные в <text:s/>выбранную ячейку в выбранный регистр.</text:span></text:p>
      <text:p text:style-name="P10"><text:span text:style-name="T15">put </text:span>– имеет действие аналогичное команде <text:span text:style-name="T15">PUT</text:span>. <text:span text:style-name="T21">Вывод значений на экран.</text:span></text:p>
      <text:p text:style-name="P10"><text:span text:style-name="T15">add</text:span> – имеет действие аналогичное команде <text:span text:style-name="T15">ADD</text:span>. <text:span text:style-name="T11">Сложение.</text:span></text:p>
      <text:p text:style-name="P10"><text:soft-page-break/><text:span text:style-name="T15">subt</text:span> – имеет действие аналогичное команде <text:span text:style-name="T15">SUBT</text:span>. <text:span text:style-name="T11">Вычитание</text:span></text:p>
      <text:p text:style-name="P20">mult – имеет действие аналогичное MULT. <text:span text:style-name="T23">Умножение.</text:span></text:p>
      <text:p text:style-name="P20"><text:span text:style-name="T1">d</text:span><text:span text:style-name="T4">iv</text:span> – имеет действие аналогичное DIV. <text:span text:style-name="T24">Деление.</text:span></text:p>
      <text:p text:style-name="P10">c<text:span text:style-name="T15">mp</text:span> – имеет действие аналогичное команде C<text:span text:style-name="T15">MP</text:span>. <text:span text:style-name="T21">Сравнение значений регистров.</text:span></text:p>
      <text:p text:style-name="P12"><text:span text:style-name="T2">i</text:span>nput – имеет действие аналогичное команде INPUT. <text:span text:style-name="T25">Ввод значений с клавиатуры.</text:span></text:p>
      <text:p text:style-name="P2">push – <text:span text:style-name="T4">добавление нового элемента в стек.</text:span></text:p>
      <text:p text:style-name="P2">eject – <text:span text:style-name="T4">извлечение головного элемента из стека.</text:span></text:p>
      <text:p text:style-name="P2">sum – <text:span text:style-name="T4">суммирование всех элементов стека.</text:span></text:p>
      <text:p text:style-name="P2">write – <text:span text:style-name="T4">вывод головного элемента стека.</text:span></text:p>
      <text:p text:style-name="P9"/>
      <text:p text:style-name="P13">Директивы:</text:p>
      <text:p text:style-name="P13">.jump <text:s text:c="3"/><text:span text:style-name="T17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20">Перейти к JPT с выбранным кодом.</text:span></text:p>
      <text:p text:style-name="P15">.point – имеет действие аналогичное команде JPT. <text:span text:style-name="T22">Создаёт метку.</text:span></text:p>
      <text:p text:style-name="P16">.deb – имеет действие аналогичное команде DEB. <text:span text:style-name="T22">Выводит номер читаемой ячейки памяти.</text:span></text:p>
      <text:p text:style-name="P16">.main – имеет действие аналогичное команде MAIN. <text:span text:style-name="T6">У</text:span><text:span text:style-name="T21">казывает на начало программы.</text:span></text:p>
      <text:p text:style-name="P16">.restart – имеет действие аналогичное команде RESTART. <text:span text:style-name="T21">Начинает исполнение программы сызнова.</text:span></text:p>
      <text:p text:style-name="P16">.<text:span text:style-name="T18">quit </text:span>– имеет действие аналогичное команде <text:span text:style-name="T18">QUIT</text:span>. <text:span text:style-name="T21">Завершает выполнение программы.</text:span></text:p>
      <text:p text:style-name="P16">.<text:span text:style-name="T18">clear </text:span>– имеет действие аналогичное команде <text:span text:style-name="T18">CLEAR</text:span>. <text:span text:style-name="T6">С</text:span><text:span text:style-name="T21">тирает код программы из памяти.</text:span></text:p>
      <text:p text:style-name="P16">.<text:span text:style-name="T18">goback </text:span>– имеет действие аналогичное команде <text:span text:style-name="T18">GOBACK</text:span>. <text:span text:style-name="T21">Возвращает выполнение программы в изначальную точку.</text:span></text:p>
      <text:p text:style-name="P16">.<text:span text:style-name="T18">end </text:span>– имеет действие аналогичное команде <text:span text:style-name="T18">END</text:span>. <text:span text:style-name="T26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7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7">флаг указывающий на то что данные это головной элемент стека.</text:span></text:p>
      <text:p text:style-name="P3">&gt; <text:span text:style-name="T29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gt;= <text:span text:style-name="T29">–</text:span> <text:span text:style-name="T4">специальный флаг для директивы перехода </text:span>(<text:span text:style-name="T4">.</text:span>jump).<text:span text:style-name="T4"> </text:span></text:p>
      <text:p text:style-name="P3">= <text:span text:style-name="T29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 <text:span text:style-name="T29">–</text:span> <text:span text:style-name="T4">специальный флаг для директивы перехода </text:span>(<text:span text:style-name="T4">.</text:span>jump).<text:span text:style-name="T4"> </text:span></text:p>
      <text:p text:style-name="P3">&lt;= <text:span text:style-name="T29">–</text:span> <text:span text:style-name="T4">специальный флаг для директивы перехода </text:span>(<text:span text:style-name="T4">.</text:span>jump).<text:span text:style-name="T4"> </text:span></text:p>
      <text:p text:style-name="P14"/>
      <text:p text:style-name="P37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><text:soft-page-break/></text:p>
      <text:p text:style-name="P38">Комментарии:</text:p>
      <text:p text:style-name="P38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 <text:span text:style-name="T10">Однако в связи с использованием комментариев есть одно ограничение в комментариях нельзя писать знак (*). <text:s text:c="3"/></text:span></text:p>
      <text:p text:style-name="P18"/>
      <text:p text:style-name="P33">Флаги в языке nom</text:p>
      <text:p text:style-name="P24">Флаги играют очень важную роль в nom, они предназначены для пояснения контекста данных, то есть например, для того чтобы указать на тип данных (_stdi, _stda, _stdc), на источник данных (_acc, _stack, _cwr, _vwr), или на способ исполнения определённой команды (_all).</text:p>
      <text:p text:style-name="P18"/>
      <text:p text:style-name="P30">Процедуры в языке nom</text:p>
      <text:p text:style-name="P25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4">Процедура </text:span><text:span text:style-name="T8">может</text:span><text:span text:style-name="T4"> размещаться ниже того кода который её вызывает </text:span><text:span text:style-name="T8">либо выше</text:span><text:span text:style-name="T4">. </text:span><text:span text:style-name="T9">Крайне не советуем размещать одну процедуру внутри другой.</text:span></text:p>
      <text:p text:style-name="P40"/>
      <text:p text:style-name="P26"><text:span text:style-name="T32">О</text:span>бщий синтаксис определения процедуры:</text:p>
      <text:p text:style-name="P35">.point [proc_num]</text:p>
      <text:p text:style-name="P35">* code *</text:p>
      <text:p text:style-name="P35">.goback</text:p>
      <text:p text:style-name="P26"/>
      <text:p text:style-name="P26">Здесь proc_num – это номер процедуры. А между .point и .goback размещается код процедуры. </text:p>
      <text:p text:style-name="P26"/>
      <text:p text:style-name="P26">Общий синтаксис вызова процедуры:</text:p>
      <text:p text:style-name="P35">.jump [cond] [data] [proc_num]</text:p>
      <text:p text:style-name="P26"/>
      <text:p text:style-name="P26">Здесь cond – это условие перехода (&gt;, &gt;=, =, &lt;, &lt;=, ~), data это данные которые будут сравниваться с 0, то есть если в качестве cond передать &gt;, а в качестве data число 9, то переход будет совершён только если верно условие: 0 &gt; 9. А proc_num это номер той процедуры к которой происходит переход если условие верно.</text:p>
      <text:p text:style-name="P40"/>
      <text:p text:style-name="P31"><text:span text:style-name="T32">П</text:span>ространства имён</text:p>
      <text:p text:style-name="P22">Пространство имён — это определённый числовой диапазон в котором все значения являются используемыми, к примеру стандартные флаги TVM (_stdi, _stda, _stdc, _cwr, _vwr, _acc, _cacc, _stack), имеют пространство имён 100, т.е всё в диапазоне от 100 до 200, будет использовано для кодирования вышеприведённых флагов. Пространства имён днлятся на два типа: зарезервированные, те которые используются TVM, и нефиксированные, те которые меняются от программы к программе, к примеру номера процедур. <text:s text:c="2"/><text:span text:style-name="T4"><text:s text:c="2"/></text:span></text:p>
      <text:p text:style-name="P41"/>
      <text:p text:style-name="P32"><text:soft-page-break/>Типы данных</text:p>
      <text:p text:style-name="P23">Тип данных — это способ представления данных в памяти. В nom существует три типа данных и три соответствующих флага: </text:p>
      <text:p text:style-name="P42"><text:span text:style-name="T31">1. Числа, самый простой тип, диапазон значений, как правило, </text:span><text:span text:style-name="Source_20_Text"><text:span text:style-name="T33">-2147483648, +2147483647</text:span></text:span><text:span text:style-name="Source_20_Text"><text:span text:style-name="T34">. Флаги (_stdi, _vwr, _</text:span></text:span><text:span text:style-name="Source_20_Text"><text:span text:style-name="T35">num</text:span></text:span><text:span text:style-name="Source_20_Text"><text:span text:style-name="T34">).</text:span></text:span></text:p>
      <text:p text:style-name="P42"><text:span text:style-name="Source_20_Text"><text:span text:style-name="T34">2. Символы, представляют собой символы таблицы ASCII. Флаги (_stdc, _cwr, _</text:span></text:span><text:span text:style-name="Source_20_Text"><text:span text:style-name="T35">sym</text:span></text:span><text:span text:style-name="Source_20_Text"><text:span text:style-name="T34">). Диапазон значений такой же как и у чисел.</text:span></text:span></text:p>
      <text:p text:style-name="P42"><text:span text:style-name="Source_20_Text"><text:span text:style-name="T34">3. Адреса, представляют собой адреса ячеек регистров, диапазон значений 10 – 77. Флаг (_stda).</text:span></text:span></text:p>
      <text:p text:style-name="P18"/>
      <text:p text:style-name="P29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5-02T17:22:20.447000000</dc:date>
    <meta:editing-duration>PT1H44M59S</meta:editing-duration>
    <meta:editing-cycles>26</meta:editing-cycles>
    <meta:generator>LibreOffice/6.1.4.2$Windows_x86 LibreOffice_project/9d0f32d1f0b509096fd65e0d4bec26ddd1938fd3</meta:generator>
    <meta:document-statistic meta:table-count="0" meta:image-count="0" meta:object-count="0" meta:page-count="4" meta:paragraph-count="90" meta:word-count="1142" meta:character-count="7951" meta:non-whitespace-character-count="6803"/>
  </office:meta>
</office:document-meta>
</file>